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12.5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75cm" fo:min-width="0.75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75cm" fo:min-width="0.75cm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0.75cm" fo:min-width="0.75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7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81d41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3cm" svg:height="1cm" svg:x="4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4cm" svg:y="2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5.25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6.5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7.75cm" svg:y="2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9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10.25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11.5cm" svg:y="2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12.75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14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15.25cm" svg:y="2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1cm" svg:x="16.5cm" svg:y="2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8T22:29:39.817896290</meta:creation-date>
    <dc:date>2024-06-18T22:33:46.032805641</dc:date>
    <meta:editing-duration>PT4M7S</meta:editing-duration>
    <meta:editing-cycles>1</meta:editing-cycles>
    <meta:document-statistic meta:object-count="12"/>
    <meta:generator>LibreOffice/7.3.7.2$Linux_X86_64 LibreOffice_project/30$Build-2</meta:generator>
  </office:meta>
</office:document-meta>
</file>